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0045065AA4C9C0F36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ulim" svg:font-family="Gulim"/>
    <style:font-face style:name="Gulim1" svg:font-family="Guli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 style:font-pitch="variable"/>
    <style:font-face style:name="Raleway1" svg:font-family="Raleway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7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34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1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39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6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4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7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4" style:family="graphic" style:parent-style-name="standard">
      <style:graphic-properties fo:background-color="#ffffff" fo:borde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8" style:family="paragraph">
      <loext:graphic-properties draw:fill="none"/>
    </style:style>
    <style:style style:name="P9" style:family="paragraph">
      <style:paragraph-properties fo:text-align="start"/>
      <style:text-properties fo:color="#ff4500" style:text-line-through-style="none" style:text-line-through-type="none" fo:font-family="Railway" style:font-style-name="Regular" fo:font-size="16pt" fo:font-style="normal" style:text-underline-style="none" fo:font-weight="bold"/>
    </style:style>
    <style:style style:name="P10" style:family="paragraph">
      <style:paragraph-properties fo:text-align="start"/>
      <style:text-properties fo:color="#000000" style:text-line-through-style="none" style:text-line-through-type="none" fo:font-family="Railway" style:font-style-name="Regular" fo:font-size="24pt" fo:font-style="normal" style:text-underline-style="none" fo:font-weight="bold"/>
    </style:style>
    <style:style style:name="P11" style:family="paragraph">
      <style:paragraph-properties fo:text-align="start"/>
      <style:text-properties fo:color="#000000" style:text-line-through-style="none" style:text-line-through-type="none" fo:font-family="Raleway" style:font-style-name="Bold" fo:font-size="10pt" fo:font-style="normal" style:text-underline-style="none" fo:font-weight="normal"/>
    </style:style>
    <style:style style:name="P12" style:family="paragraph">
      <style:paragraph-properties fo:text-align="start"/>
      <style:text-properties fo:color="#ff4500" style:text-line-through-style="none" style:text-line-through-type="none" fo:font-family="Raleway" style:font-style-name="Bold" fo:font-size="10pt" fo:font-style="normal" style:text-underline-style="none" fo:font-weight="normal"/>
    </style:style>
    <style:style style:name="P13" style:family="paragraph">
      <style:paragraph-properties fo:text-align="start"/>
      <style:text-properties fo:color="#000000" style:text-line-through-style="none" style:text-line-through-type="none" fo:font-family="Lato" style:font-style-name="Regular" fo:font-size="10pt" fo:font-style="normal" style:text-underline-style="none"/>
    </style:style>
    <style:style style:name="P14" style:family="paragraph">
      <style:paragraph-properties fo:text-align="start"/>
      <style:text-properties fo:color="#000000" style:text-line-through-style="none" style:text-line-through-type="none" fo:font-family="Lato" style:font-style-name="Regular" fo:font-style="normal" style:text-underline-style="none" fo:font-weight="bold"/>
    </style:style>
    <style:style style:name="T1" style:family="text">
      <style:text-properties fo:color="#000000" loext:opacity="100%" style:font-name="Gulim" fo:font-size="14pt" fo:font-weight="normal" style:font-size-asian="14pt" style:font-weight-asian="normal" style:font-name-complex="Gulim" style:font-size-complex="14pt" style:font-weight-complex="normal"/>
    </style:style>
    <style:style style:name="T2" style:family="text">
      <style:text-properties fo:color="#000000" loext:opacity="100%" style:font-name="Raleway1" fo:font-size="12pt" fo:font-weight="bold" style:font-size-asian="12pt" style:font-weight-asian="bold" style:font-name-complex="Raleway1" style:font-size-complex="12pt" style:font-weight-complex="bold"/>
    </style:style>
    <style:style style:name="T3" style:family="text">
      <style:text-properties fo:color="#666666" loext:opacity="100%" style:font-name="Lato" fo:font-size="9pt" fo:font-weight="normal" style:font-size-asian="9pt" style:font-weight-asian="normal" style:font-name-complex="Lato" style:font-size-complex="9pt" style:font-weight-complex="normal"/>
    </style:style>
    <style:style style:name="T4" style:family="text">
      <style:text-properties fo:color="#000000" loext:opacity="100%" style:font-name="Lato" fo:font-size="10pt" fo:font-weight="normal" style:font-size-asian="10pt" style:font-weight-asian="normal" style:font-name-complex="Lato" style:font-size-complex="10pt" style:font-weight-complex="normal"/>
    </style:style>
    <style:style style:name="T5" style:family="text">
      <style:text-properties fo:color="#000000" loext:opacity="100%" style:font-name="Lato" fo:font-size="11pt" fo:font-weight="bold" style:font-size-asian="11pt" style:font-weight-asian="bold" style:font-name-complex="Lato" style:font-size-complex="11pt" style:font-weight-complex="bold"/>
    </style:style>
    <style:style style:name="T6" style:family="text">
      <style:text-properties fo:color="#000000" loext:opacity="100%" style:font-name="Lato" fo:font-size="11pt" fo:font-weight="normal" style:font-size-asian="11pt" style:font-weight-asian="normal" style:font-name-complex="Lato" style:font-size-complex="11pt" style:font-weight-complex="normal"/>
    </style:style>
    <style:style style:name="T7" style:family="text">
      <style:text-properties fo:color="#000000" loext:opacity="100%" style:font-name="Lato" fo:font-size="9pt" fo:font-weight="normal" style:font-size-asian="9pt" style:font-weight-asian="normal" style:font-name-complex="Lato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itle" form:control-implementation="ooo:com.sun.star.form.component.TextField" xml:id="control1" form:id="control1" form:max-length="30" form:current-value="Title" form:value="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first.name" form:control-implementation="ooo:com.sun.star.form.component.TextField" xml:id="control2" form:id="control2" form:max-length="30" form:current-value="First Name" form:value="First 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last.name" form:control-implementation="ooo:com.sun.star.form.component.TextField" xml:id="control3" form:id="control3" form:max-length="30" form:current-value="Last Name" form:value="Last 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city" form:control-implementation="ooo:com.sun.star.form.component.TextField" xml:id="control4" form:id="control4" form:current-value="Your city, CT. 11323" form:value="Your city, CT. 113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reet" form:control-implementation="ooo:com.sun.star.form.component.TextField" xml:id="control5" form:id="control5" form:current-value="123 Your Street" form:value="123 Your Stree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.number" form:control-implementation="ooo:com.sun.star.form.component.TextField" xml:id="control6" form:id="control6" form:current-value="123.456.7890" form:value="123.456.78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7" form:id="control7" form:current-value="no_reply@example.com" form:value="no_reply@example.c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kills" form:control-implementation="ooo:com.sun.star.form.component.TextField" xml:id="control8" form:id="control8" form:current-value="• Skill 1&#10;• Skill 2&#10;• Skill 3&#10;• Skill 4&#10;• Skill 5" form:value="• Skill 1&#10;• Skill 2&#10;• Skill 3&#10;• Skill 4&#10;• Skill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company.name.0" form:control-implementation="ooo:com.sun.star.form.component.TextField" xml:id="control9" form:id="control9" form:current-value="Company Name 1" form:value="Company Name 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.title" form:control-implementation="ooo:com.sun.star.form.component.TextField" xml:id="control10" form:id="control10" form:current-value="Job Title" form:value="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9cm" svg:height="27.94cm" svg:x="-0.001cm" svg:y="0.316cm" svg:viewBox="0 0 21591 27941" draw:points="0,0 21591,0 21591,27941 0,27941">
          <text:p>z</text:p>
        </draw:polygon>
        <draw:frame draw:style-name="gr2" draw:text-style-name="P3" draw:layer="layout" svg:width="0.493cm" svg:height="0.581cm" svg:x="2.037cm" svg:y="5.828cm">
          <draw:text-box>
            <text:p text:style-name="P2"><text:span text:style-name="T1">ㅡ</text:span></text:p>
          </draw:text-box>
        </draw:frame>
        <draw:frame draw:style-name="gr3" draw:text-style-name="P4" draw:layer="layout" svg:width="1.276cm" svg:height="0.497cm" svg:x="2.037cm" svg:y="6.663cm">
          <draw:text-box>
            <text:p text:style-name="P2"><text:span text:style-name="T2">S</text:span><text:span text:style-name="T2">k</text:span><text:span text:style-name="T2">il</text:span><text:span text:style-name="T2">l</text:span><text:span text:style-name="T2">s</text:span></text:p>
          </draw:text-box>
        </draw:frame>
        <draw:frame draw:style-name="gr2" draw:text-style-name="P3" draw:layer="layout" svg:width="0.493cm" svg:height="0.581cm" svg:x="2.037cm" svg:y="8.368cm">
          <draw:text-box>
            <text:p text:style-name="P2"><text:span text:style-name="T1">ㅡ</text:span></text:p>
          </draw:text-box>
        </draw:frame>
        <draw:frame draw:style-name="gr4" draw:text-style-name="P4" draw:layer="layout" svg:width="2.635cm" svg:height="0.497cm" svg:x="2.037cm" svg:y="9.203cm">
          <draw:text-box>
            <text:p text:style-name="P2"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e</text:span><text:span text:style-name="T2">n</text:span><text:span text:style-name="T2">c</text:span><text:span text:style-name="T2">e</text:span></text:p>
          </draw:text-box>
        </draw:frame>
        <draw:frame draw:style-name="gr5" draw:text-style-name="P5" draw:layer="layout" svg:width="5.84cm" svg:height="0.374cm" svg:x="8.308cm" svg:y="9.747cm">
          <draw:text-box>
            <text:p text:style-name="P2"><text:span text:style-name="T3">MONTH 20XX - PRESENT, <text:s/>LOCATION</text:span></text:p>
          </draw:text-box>
        </draw:frame>
        <draw:frame draw:style-name="gr6" draw:text-style-name="P6" draw:layer="layout" svg:width="11.8cm" svg:height="0.412cm" svg:x="8.308cm" svg:y="10.374cm">
          <draw:text-box>
            <text:p text:style-name="P2"><text:span text:style-name="T4">Lorem ipsum dolor sit amet, consectetur adipiscing elit. Aenean ac</text:span></text:p>
          </draw:text-box>
        </draw:frame>
        <draw:frame draw:style-name="gr7" draw:text-style-name="P6" draw:layer="layout" svg:width="12.342cm" svg:height="0.412cm" svg:x="8.308cm" svg:y="10.806cm">
          <draw:text-box>
            <text:p text:style-name="P2"><text:span text:style-name="T4">interdum nisi. Sed in consequat mi. Sed in consequat mi, sed pulvinar</text:span></text:p>
          </draw:text-box>
        </draw:frame>
        <draw:frame draw:style-name="gr8" draw:text-style-name="P6" draw:layer="layout" svg:width="3.914cm" svg:height="0.412cm" svg:x="8.308cm" svg:y="11.23cm">
          <draw:text-box>
            <text:p text:style-name="P2"><text:span text:style-name="T4">lacinia felis eu ﬁnibus.</text:span></text:p>
          </draw:text-box>
        </draw:frame>
        <draw:frame draw:style-name="gr9" draw:text-style-name="P7" draw:layer="layout" svg:width="5.399cm" svg:height="0.454cm" svg:x="8.308cm" svg:y="12.219cm">
          <draw:text-box>
            <text:p text:style-name="P2"><text:span text:style-name="T5">Company Name /</text:span><text:span text:style-name="T6"> Job Title</text:span></text:p>
          </draw:text-box>
        </draw:frame>
        <draw:frame draw:style-name="gr10" draw:text-style-name="P5" draw:layer="layout" svg:width="6.53cm" svg:height="0.374cm" svg:x="8.308cm" svg:y="12.763cm">
          <draw:text-box>
            <text:p text:style-name="P2"><text:span text:style-name="T3">MONTH 20XX - MONTH 20XX, <text:s/>LOCATION</text:span></text:p>
          </draw:text-box>
        </draw:frame>
        <draw:frame draw:style-name="gr6" draw:text-style-name="P6" draw:layer="layout" svg:width="11.8cm" svg:height="0.412cm" svg:x="8.308cm" svg:y="13.39cm">
          <draw:text-box>
            <text:p text:style-name="P2"><text:span text:style-name="T4">Lorem ipsum dolor sit amet, consectetur adipiscing elit. Aenean ac</text:span></text:p>
          </draw:text-box>
        </draw:frame>
        <draw:frame draw:style-name="gr11" draw:text-style-name="P6" draw:layer="layout" svg:width="6.25cm" svg:height="0.412cm" svg:x="8.308cm" svg:y="13.875cm">
          <draw:text-box>
            <text:p text:style-name="P2"><text:span text:style-name="T4">interdum nisi. Sed in consequat mi.</text:span></text:p>
          </draw:text-box>
        </draw:frame>
        <draw:frame draw:style-name="gr9" draw:text-style-name="P7" draw:layer="layout" svg:width="5.399cm" svg:height="0.454cm" svg:x="8.308cm" svg:y="14.917cm">
          <draw:text-box>
            <text:p text:style-name="P2"><text:span text:style-name="T5">C</text:span><text:span text:style-name="T5">o</text:span><text:span text:style-name="T5">m</text:span><text:span text:style-name="T5">p</text:span><text:span text:style-name="T5">a</text:span><text:span text:style-name="T5">n</text:span><text:span text:style-name="T5">y </text:span><text:span text:style-name="T5">N</text:span><text:span text:style-name="T5">a</text:span><text:span text:style-name="T5">m</text:span><text:span text:style-name="T5">e </text:span><text:span text:style-name="T5">/</text:span><text:span text:style-name="T6"> </text:span><text:span text:style-name="T6">J</text:span><text:span text:style-name="T6">o</text:span><text:span text:style-name="T6">b </text:span><text:span text:style-name="T6">T</text:span><text:span text:style-name="T6">it</text:span><text:span text:style-name="T6">l</text:span><text:span text:style-name="T6">e</text:span></text:p>
          </draw:text-box>
        </draw:frame>
        <draw:frame draw:style-name="gr10" draw:text-style-name="P5" draw:layer="layout" svg:width="6.53cm" svg:height="0.374cm" svg:x="8.308cm" svg:y="15.462cm">
          <draw:text-box>
            <text:p text:style-name="P2"><text:span text:style-name="T3">M</text:span><text:span text:style-name="T3">O</text:span><text:span text:style-name="T3">N</text:span><text:span text:style-name="T3">T</text:span><text:span text:style-name="T3">H </text:span><text:span text:style-name="T3">2</text:span><text:span text:style-name="T3">0</text:span><text:span text:style-name="T3">X</text:span><text:span text:style-name="T3">X </text:span><text:span text:style-name="T3">- </text:span><text:span text:style-name="T3">M</text:span><text:span text:style-name="T3">O</text:span><text:span text:style-name="T3">N</text:span><text:span text:style-name="T3">T</text:span><text:span text:style-name="T3">H </text:span><text:span text:style-name="T3">2</text:span><text:span text:style-name="T3">0</text:span><text:span text:style-name="T3">X</text:span><text:span text:style-name="T3">X</text:span><text:span text:style-name="T3">, <text:s/></text:span><text:span text:style-name="T3">L</text:span><text:span text:style-name="T3">O</text:span><text:span text:style-name="T3">C</text:span><text:span text:style-name="T3">A</text:span><text:span text:style-name="T3">TI</text:span><text:span text:style-name="T3">O</text:span><text:span text:style-name="T3">N</text:span></text:p>
          </draw:text-box>
        </draw:frame>
        <draw:frame draw:style-name="gr6" draw:text-style-name="P6" draw:layer="layout" svg:width="11.8cm" svg:height="0.412cm" svg:x="8.308cm" svg:y="16.089cm">
          <draw:text-box>
            <text:p text:style-name="P2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 </text:span><text:span text:style-name="T4">si</text:span><text:span text:style-name="T4">t </text:span><text:span text:style-name="T4">a</text:span><text:span text:style-name="T4">m</text:span><text:span text:style-name="T4">e</text:span><text:span text:style-name="T4">t,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 </text:span><text:span text:style-name="T4">a</text:span><text:span text:style-name="T4">d</text:span><text:span text:style-name="T4">i</text:span><text:span text:style-name="T4">p</text:span><text:span text:style-name="T4">is</text:span><text:span text:style-name="T4">ci</text:span><text:span text:style-name="T4">n</text:span><text:span text:style-name="T4">g </text:span><text:span text:style-name="T4">e</text:span><text:span text:style-name="T4">li</text:span><text:span text:style-name="T4">t. </text:span><text:span text:style-name="T4">A</text:span><text:span text:style-name="T4">e</text:span><text:span text:style-name="T4">n</text:span><text:span text:style-name="T4">e</text:span><text:span text:style-name="T4">a</text:span><text:span text:style-name="T4">n </text:span><text:span text:style-name="T4">a</text:span><text:span text:style-name="T4">c</text:span></text:p>
          </draw:text-box>
        </draw:frame>
        <draw:frame draw:style-name="gr12" draw:text-style-name="P6" draw:layer="layout" svg:width="12.592cm" svg:height="0.412cm" svg:x="8.308cm" svg:y="16.521cm">
          <draw:text-box>
            <text:p text:style-name="P2"><text:span text:style-name="T4">i</text:span><text:span text:style-name="T4">n</text:span><text:span text:style-name="T4">t</text:span><text:span text:style-name="T4">e</text:span><text:span text:style-name="T4">r</text:span><text:span text:style-name="T4">d</text:span><text:span text:style-name="T4">u</text:span><text:span text:style-name="T4">m</text:span><text:span text:style-name="T4"> </text:span><text:span text:style-name="T4">n</text:span><text:span text:style-name="T4">is</text:span><text:span text:style-name="T4">i. </text:span><text:span text:style-name="T4">S</text:span><text:span text:style-name="T4">e</text:span><text:span text:style-name="T4">d </text:span><text:span text:style-name="T4">i</text:span><text:span text:style-name="T4">n </text:span><text:span text:style-name="T4">c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a</text:span><text:span text:style-name="T4">t </text:span><text:span text:style-name="T4">m</text:span><text:span text:style-name="T4">i. </text:span><text:span text:style-name="T4">S</text:span><text:span text:style-name="T4">e</text:span><text:span text:style-name="T4">d </text:span><text:span text:style-name="T4">p</text:span><text:span text:style-name="T4">u</text:span><text:span text:style-name="T4">l</text:span><text:span text:style-name="T4">v</text:span><text:span text:style-name="T4">i</text:span><text:span text:style-name="T4">n</text:span><text:span text:style-name="T4">a</text:span><text:span text:style-name="T4">r </text:span><text:span text:style-name="T4">l</text:span><text:span text:style-name="T4">a</text:span><text:span text:style-name="T4">ci</text:span><text:span text:style-name="T4">n</text:span><text:span text:style-name="T4">i</text:span><text:span text:style-name="T4">a </text:span><text:span text:style-name="T4">f</text:span><text:span text:style-name="T4">e</text:span><text:span text:style-name="T4">li</text:span><text:span text:style-name="T4">s </text:span><text:span text:style-name="T4">e</text:span><text:span text:style-name="T4">u </text:span><text:span text:style-name="T4">ﬁ</text:span><text:span text:style-name="T4">n</text:span><text:span text:style-name="T4">i</text:span><text:span text:style-name="T4">b</text:span><text:span text:style-name="T4">u</text:span><text:span text:style-name="T4">s.</text:span></text:p>
          </draw:text-box>
        </draw:frame>
        <draw:frame draw:style-name="gr2" draw:text-style-name="P3" draw:layer="layout" svg:width="0.493cm" svg:height="0.581cm" svg:x="2.037cm" svg:y="17.708cm">
          <draw:text-box>
            <text:p text:style-name="P2"><text:span text:style-name="T1">ㅡ</text:span></text:p>
          </draw:text-box>
        </draw:frame>
        <draw:frame draw:style-name="gr13" draw:text-style-name="P4" draw:layer="layout" svg:width="2.368cm" svg:height="0.497cm" svg:x="2.037cm" svg:y="18.543cm">
          <draw:text-box>
            <text:p text:style-name="P2"><text:span text:style-name="T2">E</text:span><text:span text:style-name="T2">d</text:span><text:span text:style-name="T2">u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4" draw:text-style-name="P7" draw:layer="layout" svg:width="4.684cm" svg:height="0.454cm" svg:x="8.308cm" svg:y="18.56cm">
          <draw:text-box>
            <text:p text:style-name="P2"><text:span text:style-name="T5">S</text:span><text:span text:style-name="T5">c</text:span><text:span text:style-name="T5">h</text:span><text:span text:style-name="T5">o</text:span><text:span text:style-name="T5">o</text:span><text:span text:style-name="T5">l </text:span><text:span text:style-name="T5">N</text:span><text:span text:style-name="T5">a</text:span><text:span text:style-name="T5">m</text:span><text:span text:style-name="T5">e </text:span><text:span text:style-name="T5">/</text:span><text:span text:style-name="T6"> </text:span><text:span text:style-name="T6">D</text:span><text:span text:style-name="T6">e</text:span><text:span text:style-name="T6">g</text:span><text:span text:style-name="T6">r</text:span><text:span text:style-name="T6">e</text:span><text:span text:style-name="T6">e</text:span></text:p>
          </draw:text-box>
        </draw:frame>
        <draw:frame draw:style-name="gr10" draw:text-style-name="P5" draw:layer="layout" svg:width="6.53cm" svg:height="0.374cm" svg:x="8.308cm" svg:y="19.087cm">
          <draw:text-box>
            <text:p text:style-name="P2"><text:span text:style-name="T3">M</text:span><text:span text:style-name="T3">O</text:span><text:span text:style-name="T3">N</text:span><text:span text:style-name="T3">T</text:span><text:span text:style-name="T3">H </text:span><text:span text:style-name="T3">2</text:span><text:span text:style-name="T3">0</text:span><text:span text:style-name="T3">X</text:span><text:span text:style-name="T3">X </text:span><text:span text:style-name="T3">- </text:span><text:span text:style-name="T3">M</text:span><text:span text:style-name="T3">O</text:span><text:span text:style-name="T3">N</text:span><text:span text:style-name="T3">T</text:span><text:span text:style-name="T3">H </text:span><text:span text:style-name="T3">2</text:span><text:span text:style-name="T3">0</text:span><text:span text:style-name="T3">X</text:span><text:span text:style-name="T3">X</text:span><text:span text:style-name="T3">, <text:s/></text:span><text:span text:style-name="T3">L</text:span><text:span text:style-name="T3">O</text:span><text:span text:style-name="T3">C</text:span><text:span text:style-name="T3">A</text:span><text:span text:style-name="T3">TI</text:span><text:span text:style-name="T3">O</text:span><text:span text:style-name="T3">N</text:span></text:p>
          </draw:text-box>
        </draw:frame>
        <draw:frame draw:style-name="gr15" draw:text-style-name="P5" draw:layer="layout" svg:width="1.2cm" svg:height="0.374cm" svg:x="8.308cm" svg:y="19.747cm">
          <draw:text-box>
            <text:p text:style-name="P2"><text:span text:style-name="T7">L</text:span><text:span text:style-name="T7">o</text:span><text:span text:style-name="T7">r</text:span><text:span text:style-name="T7">e</text:span><text:span text:style-name="T7">m</text:span><text:span text:style-name="T7"> i</text:span></text:p>
          </draw:text-box>
        </draw:frame>
        <draw:frame draw:style-name="gr16" draw:text-style-name="P6" draw:layer="layout" svg:width="10.45cm" svg:height="0.412cm" svg:x="9.339cm" svg:y="19.714cm">
          <draw:text-box>
            <text:p text:style-name="P2"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 </text:span><text:span text:style-name="T4">si</text:span><text:span text:style-name="T4">t </text:span><text:span text:style-name="T4">a</text:span><text:span text:style-name="T4">m</text:span><text:span text:style-name="T4">e</text:span><text:span text:style-name="T4">t,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e</text:span><text:span text:style-name="T4">r </text:span><text:span text:style-name="T4">a</text:span><text:span text:style-name="T4">d</text:span><text:span text:style-name="T4">i</text:span><text:span text:style-name="T4">p</text:span><text:span text:style-name="T4">is</text:span><text:span text:style-name="T4">ci</text:span><text:span text:style-name="T4">n</text:span><text:span text:style-name="T4">g </text:span><text:span text:style-name="T4">e</text:span><text:span text:style-name="T4">li</text:span><text:span text:style-name="T4">t, </text:span><text:span text:style-name="T4">s</text:span><text:span text:style-name="T4">e</text:span><text:span text:style-name="T4">d </text:span><text:span text:style-name="T4">d</text:span><text:span text:style-name="T4">i</text:span><text:span text:style-name="T4">a</text:span><text:span text:style-name="T4">m</text:span></text:p>
          </draw:text-box>
        </draw:frame>
        <draw:frame draw:style-name="gr17" draw:text-style-name="P6" draw:layer="layout" svg:width="2.44cm" svg:height="0.412cm" svg:x="8.308cm" svg:y="20.199cm">
          <draw:text-box>
            <text:p text:style-name="P2"><text:span text:style-name="T4">n</text:span><text:span text:style-name="T4">o</text:span><text:span text:style-name="T4">n</text:span><text:span text:style-name="T4">u</text:span><text:span text:style-name="T4">m</text:span><text:span text:style-name="T4">m</text:span><text:span text:style-name="T4">y </text:span><text:span text:style-name="T4">n</text:span><text:span text:style-name="T4">i</text:span><text:span text:style-name="T4">b</text:span></text:p>
          </draw:text-box>
        </draw:frame>
        <draw:frame draw:style-name="gr18" draw:text-style-name="P5" draw:layer="layout" svg:width="6.039cm" svg:height="0.374cm" svg:x="10.398cm" svg:y="20.232cm">
          <draw:text-box>
            <text:p text:style-name="P2"><text:span text:style-name="T7">h </text:span><text:span text:style-name="T7">e</text:span><text:span text:style-name="T7">ui</text:span><text:span text:style-name="T7">s</text:span><text:span text:style-name="T7">m</text:span><text:span text:style-name="T7">o</text:span><text:span text:style-name="T7">d </text:span><text:span text:style-name="T7">ti</text:span><text:span text:style-name="T7">n</text:span><text:span text:style-name="T7">ci</text:span><text:span text:style-name="T7">d</text:span><text:span text:style-name="T7">u</text:span><text:span text:style-name="T7">n</text:span><text:span text:style-name="T7">t </text:span><text:span text:style-name="T7">u</text:span><text:span text:style-name="T7">t </text:span><text:span text:style-name="T7">la</text:span><text:span text:style-name="T7">o</text:span><text:span text:style-name="T7">r</text:span><text:span text:style-name="T7">e</text:span><text:span text:style-name="T7">e</text:span><text:span text:style-name="T7">t </text:span><text:span text:style-name="T7">d</text:span><text:span text:style-name="T7">ol</text:span><text:span text:style-name="T7">o</text:span><text:span text:style-name="T7">r</text:span><text:span text:style-name="T7">e.</text:span></text:p>
          </draw:text-box>
        </draw:frame>
        <draw:frame draw:style-name="gr19" draw:text-style-name="P7" draw:layer="layout" svg:width="4.659cm" svg:height="0.454cm" svg:x="8.308cm" svg:y="21.241cm">
          <draw:text-box>
            <text:p text:style-name="P2"><text:span text:style-name="T5">S</text:span><text:span text:style-name="T5">c</text:span><text:span text:style-name="T5">h</text:span><text:span text:style-name="T5">o</text:span><text:span text:style-name="T5">o</text:span><text:span text:style-name="T5">l </text:span><text:span text:style-name="T5">N</text:span><text:span text:style-name="T5">a</text:span><text:span text:style-name="T5">m</text:span><text:span text:style-name="T5">e</text:span><text:span text:style-name="T6"> </text:span><text:span text:style-name="T6">/ </text:span><text:span text:style-name="T6">D</text:span><text:span text:style-name="T6">e</text:span><text:span text:style-name="T6">g</text:span><text:span text:style-name="T6">r</text:span><text:span text:style-name="T6">e</text:span><text:span text:style-name="T6">e</text:span></text:p>
          </draw:text-box>
        </draw:frame>
        <draw:frame draw:style-name="gr10" draw:text-style-name="P5" draw:layer="layout" svg:width="6.53cm" svg:height="0.374cm" svg:x="8.308cm" svg:y="21.785cm">
          <draw:text-box>
            <text:p text:style-name="P2"><text:span text:style-name="T3">M</text:span><text:span text:style-name="T3">O</text:span><text:span text:style-name="T3">N</text:span><text:span text:style-name="T3">T</text:span><text:span text:style-name="T3">H </text:span><text:span text:style-name="T3">2</text:span><text:span text:style-name="T3">0</text:span><text:span text:style-name="T3">X</text:span><text:span text:style-name="T3">X </text:span><text:span text:style-name="T3">- </text:span><text:span text:style-name="T3">M</text:span><text:span text:style-name="T3">O</text:span><text:span text:style-name="T3">N</text:span><text:span text:style-name="T3">T</text:span><text:span text:style-name="T3">H </text:span><text:span text:style-name="T3">2</text:span><text:span text:style-name="T3">0</text:span><text:span text:style-name="T3">X</text:span><text:span text:style-name="T3">X</text:span><text:span text:style-name="T3">, <text:s/></text:span><text:span text:style-name="T3">L</text:span><text:span text:style-name="T3">O</text:span><text:span text:style-name="T3">C</text:span><text:span text:style-name="T3">A</text:span><text:span text:style-name="T3">TI</text:span><text:span text:style-name="T3">O</text:span><text:span text:style-name="T3">N</text:span></text:p>
          </draw:text-box>
        </draw:frame>
        <draw:frame draw:style-name="gr20" draw:text-style-name="P6" draw:layer="layout" svg:width="11.771cm" svg:height="0.412cm" svg:x="8.308cm" svg:y="22.413cm">
          <draw:text-box>
            <text:p text:style-name="P2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 </text:span><text:span text:style-name="T4">si</text:span><text:span text:style-name="T4">t </text:span><text:span text:style-name="T4">a</text:span><text:span text:style-name="T4">m</text:span><text:span text:style-name="T4">e</text:span><text:span text:style-name="T4">t,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e</text:span><text:span text:style-name="T4">r </text:span><text:span text:style-name="T4">a</text:span><text:span text:style-name="T4">d</text:span><text:span text:style-name="T4">i</text:span><text:span text:style-name="T4">p</text:span><text:span text:style-name="T4">is</text:span><text:span text:style-name="T4">ci</text:span><text:span text:style-name="T4">n</text:span><text:span text:style-name="T4">g </text:span><text:span text:style-name="T4">e</text:span><text:span text:style-name="T4">li</text:span><text:span text:style-name="T4">t, </text:span><text:span text:style-name="T4">s</text:span><text:span text:style-name="T4">e</text:span><text:span text:style-name="T4">d </text:span><text:span text:style-name="T4">d</text:span><text:span text:style-name="T4">i</text:span><text:span text:style-name="T4">a</text:span><text:span text:style-name="T4">m</text:span></text:p>
          </draw:text-box>
        </draw:frame>
        <draw:frame draw:style-name="gr21" draw:text-style-name="P6" draw:layer="layout" svg:width="9.116cm" svg:height="0.412cm" svg:x="8.308cm" svg:y="22.898cm">
          <draw:text-box>
            <text:p text:style-name="P2"><text:span text:style-name="T4">n</text:span><text:span text:style-name="T4">o</text:span><text:span text:style-name="T4">n</text:span><text:span text:style-name="T4">u</text:span><text:span text:style-name="T4">m</text:span><text:span text:style-name="T4">m</text:span><text:span text:style-name="T4">y </text:span><text:span text:style-name="T4">n</text:span><text:span text:style-name="T4">i</text:span><text:span text:style-name="T4">b</text:span><text:span text:style-name="T4">h </text:span><text:span text:style-name="T4">e</text:span><text:span text:style-name="T4">u</text:span><text:span text:style-name="T4">is</text:span><text:span text:style-name="T4">m</text:span><text:span text:style-name="T4">o</text:span><text:span text:style-name="T4">d </text:span><text:span text:style-name="T4">ti</text:span><text:span text:style-name="T4">n</text:span><text:span text:style-name="T4">ci</text:span><text:span text:style-name="T4">d</text:span><text:span text:style-name="T4">u</text:span><text:span text:style-name="T4">n</text:span><text:span text:style-name="T4">t </text:span><text:span text:style-name="T4">u</text:span><text:span text:style-name="T4">t </text:span><text:span text:style-name="T4">l</text:span><text:span text:style-name="T4">a</text:span><text:span text:style-name="T4">o</text:span><text:span text:style-name="T4">r</text:span><text:span text:style-name="T4">e</text:span><text:span text:style-name="T4">e</text:span><text:span text:style-name="T4">t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.</text:span></text:p>
          </draw:text-box>
        </draw:frame>
        <draw:frame draw:style-name="gr2" draw:text-style-name="P3" draw:layer="layout" svg:width="0.493cm" svg:height="0.581cm" svg:x="2.037cm" svg:y="24.137cm">
          <draw:text-box>
            <text:p text:style-name="P2"><text:span text:style-name="T1">ㅡ</text:span></text:p>
          </draw:text-box>
        </draw:frame>
        <draw:frame draw:style-name="gr22" draw:text-style-name="P4" draw:layer="layout" svg:width="1.767cm" svg:height="0.497cm" svg:x="2.037cm" svg:y="24.973cm">
          <draw:text-box>
            <text:p text:style-name="P2"><text:span text:style-name="T2">A</text:span><text:span text:style-name="T2">w</text:span><text:span text:style-name="T2">a</text:span><text:span text:style-name="T2">r</text:span><text:span text:style-name="T2">d</text:span><text:span text:style-name="T2">s</text:span></text:p>
          </draw:text-box>
        </draw:frame>
        <draw:frame draw:style-name="gr6" draw:text-style-name="P6" draw:layer="layout" svg:width="11.8cm" svg:height="0.412cm" svg:x="8.308cm" svg:y="24.988cm">
          <draw:text-box>
            <text:p text:style-name="P2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 </text:span><text:span text:style-name="T4">si</text:span><text:span text:style-name="T4">t </text:span><text:span text:style-name="T4">a</text:span><text:span text:style-name="T4">m</text:span><text:span text:style-name="T4">e</text:span><text:span text:style-name="T4">t,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 </text:span><text:span text:style-name="T4">a</text:span><text:span text:style-name="T4">d</text:span><text:span text:style-name="T4">i</text:span><text:span text:style-name="T4">p</text:span><text:span text:style-name="T4">is</text:span><text:span text:style-name="T4">ci</text:span><text:span text:style-name="T4">n</text:span><text:span text:style-name="T4">g </text:span><text:span text:style-name="T4">e</text:span><text:span text:style-name="T4">li</text:span><text:span text:style-name="T4">t. </text:span><text:span text:style-name="T4">A</text:span><text:span text:style-name="T4">e</text:span><text:span text:style-name="T4">n</text:span><text:span text:style-name="T4">e</text:span><text:span text:style-name="T4">a</text:span><text:span text:style-name="T4">n </text:span><text:span text:style-name="T4">a</text:span><text:span text:style-name="T4">c</text:span></text:p>
          </draw:text-box>
        </draw:frame>
        <draw:frame draw:style-name="gr23" draw:text-style-name="P8" draw:layer="layout" svg:width="11.059cm" svg:height="0.078cm" svg:x="8.361cm" svg:y="2.006cm">
          <draw:image xlink:href="Pictures/1000000000000258000000045065AA4C9C0F36F5.png" xlink:type="simple" xlink:show="embed" xlink:actuate="onLoad" draw:mime-type="image/png">
            <text:p/>
          </draw:image>
        </draw:frame>
        <draw:frame draw:style-name="gr23" draw:text-style-name="P8" draw:layer="layout" svg:width="11.059cm" svg:height="0.078cm" svg:x="8.361cm" svg:y="6.239cm">
          <draw:image xlink:href="Pictures/1000000000000258000000045065AA4C9C0F36F5.png" xlink:type="simple" xlink:show="embed" xlink:actuate="onLoad" draw:mime-type="image/png">
            <text:p/>
          </draw:image>
        </draw:frame>
        <draw:frame draw:style-name="gr23" draw:text-style-name="P8" draw:layer="layout" svg:width="11.059cm" svg:height="0.078cm" svg:x="8.361cm" svg:y="8.779cm">
          <draw:image xlink:href="Pictures/1000000000000258000000045065AA4C9C0F36F5.png" xlink:type="simple" xlink:show="embed" xlink:actuate="onLoad" draw:mime-type="image/png">
            <text:p/>
          </draw:image>
        </draw:frame>
        <draw:frame draw:style-name="gr23" draw:text-style-name="P8" draw:layer="layout" svg:width="11.059cm" svg:height="0.078cm" svg:x="8.361cm" svg:y="18.119cm">
          <draw:image xlink:href="Pictures/1000000000000258000000045065AA4C9C0F36F5.png" xlink:type="simple" xlink:show="embed" xlink:actuate="onLoad" draw:mime-type="image/png">
            <text:p/>
          </draw:image>
        </draw:frame>
        <draw:frame draw:style-name="gr23" draw:text-style-name="P8" draw:layer="layout" svg:width="11.059cm" svg:height="0.078cm" svg:x="8.361cm" svg:y="24.548cm">
          <draw:image xlink:href="Pictures/1000000000000258000000045065AA4C9C0F36F5.png" xlink:type="simple" xlink:show="embed" xlink:actuate="onLoad" draw:mime-type="image/png">
            <text:p/>
          </draw:image>
        </draw:frame>
        <draw:frame draw:style-name="gr12" draw:text-style-name="P6" draw:layer="layout" svg:width="12.592cm" svg:height="0.412cm" svg:x="8.308cm" svg:y="25.411cm">
          <draw:text-box>
            <text:p text:style-name="P2"><text:span text:style-name="T4">i</text:span><text:span text:style-name="T4">n</text:span><text:span text:style-name="T4">t</text:span><text:span text:style-name="T4">e</text:span><text:span text:style-name="T4">r</text:span><text:span text:style-name="T4">d</text:span><text:span text:style-name="T4">u</text:span><text:span text:style-name="T4">m</text:span><text:span text:style-name="T4"> </text:span><text:span text:style-name="T4">n</text:span><text:span text:style-name="T4">is</text:span><text:span text:style-name="T4">i. </text:span><text:span text:style-name="T4">S</text:span><text:span text:style-name="T4">e</text:span><text:span text:style-name="T4">d </text:span><text:span text:style-name="T4">i</text:span><text:span text:style-name="T4">n </text:span><text:span text:style-name="T4">c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a</text:span><text:span text:style-name="T4">t </text:span><text:span text:style-name="T4">m</text:span><text:span text:style-name="T4">i. </text:span><text:span text:style-name="T4">S</text:span><text:span text:style-name="T4">e</text:span><text:span text:style-name="T4">d </text:span><text:span text:style-name="T4">p</text:span><text:span text:style-name="T4">u</text:span><text:span text:style-name="T4">l</text:span><text:span text:style-name="T4">v</text:span><text:span text:style-name="T4">i</text:span><text:span text:style-name="T4">n</text:span><text:span text:style-name="T4">a</text:span><text:span text:style-name="T4">r </text:span><text:span text:style-name="T4">l</text:span><text:span text:style-name="T4">a</text:span><text:span text:style-name="T4">ci</text:span><text:span text:style-name="T4">n</text:span><text:span text:style-name="T4">i</text:span><text:span text:style-name="T4">a </text:span><text:span text:style-name="T4">f</text:span><text:span text:style-name="T4">e</text:span><text:span text:style-name="T4">li</text:span><text:span text:style-name="T4">s </text:span><text:span text:style-name="T4">e</text:span><text:span text:style-name="T4">u </text:span><text:span text:style-name="T4">ﬁ</text:span><text:span text:style-name="T4">n</text:span><text:span text:style-name="T4">i</text:span><text:span text:style-name="T4">b</text:span><text:span text:style-name="T4">u</text:span><text:span text:style-name="T4">s.</text:span></text:p>
          </draw:text-box>
        </draw:frame>
        <draw:control draw:style-name="gr24" draw:text-style-name="P9" draw:layer="controls" svg:width="5.397cm" svg:height="0.953cm" svg:x="2.023cm" svg:y="3.82cm" draw:control="control1"/>
        <draw:control draw:style-name="gr24" draw:text-style-name="P10" draw:layer="controls" svg:width="5.397cm" svg:height="0.953cm" svg:x="1.905cm" svg:y="1.27cm" draw:control="control2"/>
        <draw:control draw:style-name="gr24" draw:text-style-name="P10" draw:layer="controls" svg:width="5.397cm" svg:height="0.953cm" svg:x="1.906cm" svg:y="2.551cm" draw:control="control3"/>
        <draw:control draw:style-name="gr24" draw:text-style-name="P11" draw:layer="controls" svg:width="3.81cm" svg:height="0.502cm" svg:x="8.255cm" svg:y="3.45cm" draw:control="control4"/>
        <draw:control draw:style-name="gr24" draw:text-style-name="P11" draw:layer="controls" svg:width="3.809cm" svg:height="0.502cm" svg:x="8.256cm" svg:y="2.915cm" draw:control="control5"/>
        <draw:control draw:style-name="gr24" draw:text-style-name="P12" draw:layer="controls" svg:width="2.539cm" svg:height="0.502cm" svg:x="8.256cm" svg:y="4.127cm" draw:control="control6"/>
        <draw:control draw:style-name="gr24" draw:text-style-name="P12" draw:layer="controls" svg:width="4.443cm" svg:height="0.586cm" svg:x="8.257cm" svg:y="4.585cm" draw:control="control7"/>
        <draw:control draw:style-name="gr24" draw:text-style-name="P13" draw:layer="controls" svg:width="3.81cm" svg:height="1.905cm" svg:x="8.255cm" svg:y="6.667cm" draw:control="control8"/>
        <draw:control draw:style-name="gr24" draw:text-style-name="P14" draw:layer="controls" svg:width="3.81cm" svg:height="0.318cm" svg:x="8.255cm" svg:y="9.207cm" draw:control="control9"/>
        <draw:control draw:style-name="gr24" draw:text-style-name="P13" draw:layer="controls" svg:width="4.128cm" svg:height="0.3cm" svg:x="12.7cm" svg:y="9.207cm" draw:control="control10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ulim" svg:font-family="Gulim"/>
    <style:font-face style:name="Gulim1" svg:font-family="Guli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 style:font-pitch="variable"/>
    <style:font-face style:name="Raleway1" svg:font-family="Raleway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11T13:46:17.017145679</dc:date>
    <meta:editing-duration>PT18M24S</meta:editing-duration>
    <meta:editing-cycles>3</meta:editing-cycles>
    <meta:generator>LibreOffice/7.3.7.2$Linux_X86_64 LibreOffice_project/30$Build-2</meta:generator>
    <meta:document-statistic meta:object-count="48"/>
  </office:meta>
</office:document-meta>
</file>